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cm" fo:min-width="5.2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cm" fo:min-width="4.2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5cm" fo:min-width="4.2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cm" fo:min-width="4cm"/>
      <style:paragraph-properties style:writing-mode="lr-tb"/>
    </style:style>
    <style:style style:name="gr6" style:family="graphic" style:parent-style-name="standard">
      <style:graphic-properties draw:fill-color="#111111" draw:textarea-vertical-align="middle"/>
    </style:style>
    <style:style style:name="gr7" style:family="graphic" style:parent-style-name="objectwithoutfill">
      <style:graphic-properties draw:stroke="dash" draw:stroke-dash="Dash" draw:marker-end="Extrémités_20_de_20_flèche_20_4" draw:marker-end-width="0.3cm" draw:fill="none" draw:fill-color="#111111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6.5cm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gr10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5cm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75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.75cm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5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75cm"/>
      <style:paragraph-properties style:writing-mode="lr-tb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25cm"/>
      <style:paragraph-properties style:writing-mode="lr-tb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.25cm"/>
      <style:paragraph-properties style:writing-mode="lr-tb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75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4cm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0.75cm"/>
      <style:paragraph-properties style:writing-mode="lr-tb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1.5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1.25cm"/>
      <style:paragraph-properties style:writing-mode="lr-tb"/>
    </style:style>
    <style:style style:name="gr2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.5cm"/>
      <style:paragraph-properties style:writing-mode="lr-tb"/>
    </style:style>
    <style:style style:name="gr27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75cm"/>
      <style:paragraph-properties style:writing-mode="lr-tb"/>
    </style:style>
    <style:style style:name="gr28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.5cm"/>
      <style:paragraph-properties style:writing-mode="lr-tb"/>
    </style:style>
    <style:style style:name="gr29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4cm"/>
      <style:paragraph-properties style:writing-mode="lr-tb"/>
    </style:style>
    <style:style style:name="gr30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.25cm"/>
      <style:paragraph-properties style:writing-mode="lr-tb"/>
    </style:style>
    <style:style style:name="gr31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0.75cm"/>
      <style:paragraph-properties style:writing-mode="lr-tb"/>
    </style:style>
    <style:style style:name="gr3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2cm"/>
      <style:paragraph-properties style:writing-mode="lr-tb"/>
    </style:style>
    <style:style style:name="gr33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cm"/>
      <style:paragraph-properties style:writing-mode="lr-tb"/>
    </style:style>
    <style:style style:name="gr3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35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25cm"/>
      <style:paragraph-properties style:writing-mode="lr-tb"/>
    </style:style>
    <style:style style:name="gr3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.25cm"/>
      <style:paragraph-properties style:writing-mode="lr-tb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2.75cm"/>
      <style:paragraph-properties style:writing-mode="lr-tb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cm"/>
      <style:paragraph-properties style:writing-mode="lr-tb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25cm"/>
      <style:paragraph-properties style:writing-mode="lr-tb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cm"/>
      <style:paragraph-properties style:writing-mode="lr-tb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42" style:family="graphic" style:parent-style-name="standard">
      <style:graphic-properties draw:stroke="dash" draw:stroke-dash="Long_20_Dash_20_Dot" draw:textarea-vertical-align="middle"/>
    </style:style>
    <style:style style:name="gr43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cm"/>
      <style:paragraph-properties style:writing-mode="lr-tb"/>
    </style:style>
    <style:style style:name="gr4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45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75cm"/>
      <style:paragraph-properties style:writing-mode="lr-tb"/>
    </style:style>
    <style:style style:name="gr46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5cm"/>
      <style:paragraph-properties style:writing-mode="lr-tb"/>
    </style:style>
    <style:style style:name="gr47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48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3.75cm"/>
      <style:paragraph-properties style:writing-mode="lr-tb"/>
    </style:style>
    <style:style style:name="gr49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cm"/>
      <style:paragraph-properties style:writing-mode="lr-tb"/>
    </style:style>
    <style:style style:name="gr50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3.5cm"/>
      <style:paragraph-properties style:writing-mode="lr-tb"/>
    </style:style>
    <style:style style:name="gr5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25cm"/>
      <style:paragraph-properties style:writing-mode="lr-tb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6.25cm"/>
      <style:paragraph-properties style:writing-mode="lr-tb"/>
    </style:style>
    <style:style style:name="gr54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55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4.75cm"/>
      <style:paragraph-properties style:writing-mode="lr-tb"/>
    </style:style>
    <style:style style:name="gr56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5.75cm"/>
      <style:paragraph-properties style:writing-mode="lr-tb"/>
    </style:style>
    <style:style style:name="gr57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.75cm"/>
      <style:paragraph-properties style:writing-mode="lr-tb"/>
    </style:style>
    <style:style style:name="gr58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4.25cm"/>
      <style:paragraph-properties style:writing-mode="lr-tb"/>
    </style:style>
    <style:style style:name="gr59" style:family="graphic" style:parent-style-name="standard">
      <style:graphic-properties draw:fill="solid" draw:fill-color="#ffffff" draw:textarea-horizontal-align="justify" draw:textarea-vertical-align="middle" draw:auto-grow-height="false" fo:min-height="2cm" fo:min-width="3.5cm"/>
      <style:paragraph-properties style:writing-mode="lr-tb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.717cm"/>
      <style:paragraph-properties style:writing-mode="lr-tb"/>
    </style:style>
    <style:style style:name="gr6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62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.75cm"/>
      <style:paragraph-properties style:writing-mode="lr-tb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5cm" fo:min-width="17.75cm"/>
    </style:style>
    <style:style style:name="gr64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1.25cm" fo:min-width="6.25cm"/>
      <style:paragraph-properties style:writing-mode="lr-tb"/>
    </style:style>
    <style:style style:name="gr65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75cm" fo:min-width="1cm"/>
      <style:paragraph-properties style:writing-mode="lr-tb"/>
    </style:style>
    <style:style style:name="gr6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75cm" fo:min-width="1.25cm"/>
      <style:paragraph-properties style:writing-mode="lr-tb"/>
    </style:style>
    <style:style style:name="gr67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75cm" fo:min-width="2.5cm"/>
      <style:paragraph-properties style:writing-mode="lr-tb"/>
    </style:style>
    <style:style style:name="gr68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2cm"/>
      <style:paragraph-properties style:writing-mode="lr-tb"/>
    </style:style>
    <style:style style:name="gr69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2.5cm"/>
      <style:paragraph-properties style:writing-mode="lr-tb"/>
    </style:style>
    <style:style style:name="gr70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75cm" fo:min-width="1.75cm"/>
      <style:paragraph-properties style:writing-mode="lr-tb"/>
    </style:style>
    <style:style style:name="gr71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75cm" fo:min-width="3.25cm"/>
      <style:paragraph-properties style:writing-mode="lr-tb"/>
    </style:style>
    <style:style style:name="gr72" style:family="graphic" style:parent-style-name="standard">
      <style:graphic-properties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111111"/>
      <style:paragraph-properties fo:text-align="center"/>
    </style:style>
    <style:style style:name="P4" style:family="paragraph">
      <loext:graphic-properties draw:fill="none" draw:fill-color="#111111"/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8pt"/>
    </style:style>
    <style:style style:name="P7" style:family="paragraph">
      <loext:graphic-properties draw:fill="solid" draw:fill-color="#f78989"/>
      <style:paragraph-properties fo:text-align="center" style:writing-mode="lr-tb"/>
      <style:text-properties fo:font-size="8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1" style:family="paragraph">
      <style:paragraph-properties fo:text-align="center" style:writing-mode="lr-tb"/>
      <style:text-properties fo:font-size="18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ffd7d7"/>
      <style:paragraph-properties fo:text-align="center" style:writing-mode="lr-tb"/>
    </style:style>
    <style:style style:name="P15" style:family="paragraph">
      <loext:graphic-properties draw:fill="solid" draw:fill-color="#f78989"/>
      <style:paragraph-properties fo:text-align="center" style:writing-mode="lr-tb"/>
    </style:style>
    <style:style style:name="T1" style:family="text">
      <style:text-properties fo:font-size="8pt"/>
    </style:style>
    <style:style style:name="T2" style:family="text">
      <style:text-properties fo:font-size="12pt"/>
    </style:style>
    <style:style style:name="T3" style:family="text">
      <style:text-properties fo:font-size="18pt"/>
    </style:style>
    <style:style style:name="T4" style:family="text">
      <style:text-properties fo:font-size="12pt"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2.25cm" svg:x="6cm" svg:y="2cm">
          <text:p text:style-name="P1">Node</text:p>
          <text:p text:style-name="P1">( abstract )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75cm" svg:height="1.25cm" svg:x="11.25cm" svg:y="6.25cm">
          <text:p text:style-name="P1">InnerNode</text:p>
          <text:p text:style-name="P1">(abstract )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5cm" svg:height="1.5cm" svg:x="8cm" svg:y="9.25cm">
          <text:p text:style-name="P1">DecisionN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75cm" svg:height="1.5cm" svg:x="13.75cm" svg:y="9.25cm">
          <text:p text:style-name="P1">ChanceN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4.5cm" svg:height="1.25cm" svg:x="2.75cm" svg:y="6.25cm">
          <text:p text:style-name="P1">TerminalNode</text:p>
          <text:p text:style-name="P1"/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8.875cm" svg:y1="4.25cm" svg:x2="5cm" svg:y2="6.25cm" draw:start-shape="id1" draw:start-glue-point="2" draw:end-shape="id2" svg:d="M8875 4250v1000h-3875v1000" svg:viewBox="0 0 3876 2001">
          <text:p/>
        </draw:connector>
        <draw:connector draw:style-name="gr6" draw:text-style-name="P3" draw:layer="layout" svg:x1="8.875cm" svg:y1="4.25cm" svg:x2="13.625cm" svg:y2="6.25cm" draw:start-shape="id1" draw:start-glue-point="2" draw:end-shape="id3" draw:end-glue-point="0" svg:d="M8875 4250v1000h4750v1000" svg:viewBox="0 0 4751 2001">
          <text:p/>
        </draw:connector>
        <draw:connector draw:style-name="gr6" draw:text-style-name="P3" draw:layer="layout" svg:x1="13.625cm" svg:y1="7.5cm" svg:x2="16.125cm" svg:y2="9.25cm" draw:start-shape="id3" draw:end-shape="id4" svg:d="M13625 7500v916h2500v834" svg:viewBox="0 0 2501 1751">
          <text:p/>
        </draw:connector>
        <draw:connector draw:style-name="gr6" draw:text-style-name="P3" draw:layer="layout" svg:x1="13.625cm" svg:y1="7.5cm" svg:x2="10.25cm" svg:y2="9.25cm" draw:start-shape="id3" draw:end-shape="id5" draw:end-glue-point="0" svg:d="M13625 7500v916h-3375v834" svg:viewBox="0 0 3376 1751">
          <text:p/>
        </draw:connector>
        <draw:line draw:style-name="gr7" draw:text-style-name="P4" draw:layer="layout" svg:x1="14.75cm" svg:y1="6.25cm" svg:x2="11.5cm" svg:y2="3.25cm">
          <text:p/>
        </draw:line>
      </draw:page>
      <draw:page draw:name="page2" draw:style-name="dp1" draw:master-page-name="Standard">
        <draw:custom-shape draw:style-name="gr8" draw:text-style-name="P5" xml:id="id6" draw:id="id6" draw:layer="layout" svg:width="7cm" svg:height="1.5cm" svg:x="6.25cm" svg:y="3cm">
          <text:p text:style-name="P1">Personnages de base</text:p>
          <draw:enhanced-geometry svg:viewBox="0 0 21600 21600" draw:type="rectangle" draw:enhanced-path="M 0 0 L 21600 0 21600 21600 0 21600 0 0 Z N"/>
        </draw:custom-shape>
        <draw:custom-shape draw:style-name="gr9" draw:text-style-name="P5" xml:id="id7" draw:id="id7" draw:layer="layout" svg:width="3cm" svg:height="1.25cm" svg:x="1.75cm" svg:y="5.5cm">
          <text:p text:style-name="P1">Divinité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cm" svg:height="0.25cm" svg:x="1.75cm" svg:y="6.75cm">
          <text:p text:style-name="P6"><text:span text:style-name="T1">Divin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8" draw:id="id8" draw:layer="layout" svg:width="2.25cm" svg:height="1cm" svg:x="3cm" svg:y="8.25cm">
          <text:p text:style-name="P1">Die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9.75cm" svg:y1="4.5cm" svg:x2="3.25cm" svg:y2="5.5cm" draw:start-shape="id6" draw:start-glue-point="2" draw:end-shape="id7" draw:end-glue-point="0" svg:d="M9750 4500v501h-4250v-2h-2250v501" svg:viewBox="0 0 6501 1001">
          <text:p/>
        </draw:connector>
        <draw:connector draw:style-name="gr6" draw:text-style-name="P3" draw:layer="layout" draw:line-skew="-0.125cm" svg:x1="4.125cm" svg:y1="8.25cm" svg:x2="3.25cm" svg:y2="6.75cm" draw:start-shape="id8" draw:start-glue-point="0" draw:end-shape="id7" draw:end-glue-point="2" svg:d="M4125 8250v-875h-875v-625" svg:viewBox="0 0 876 1501">
          <text:p/>
        </draw:connector>
        <draw:custom-shape draw:style-name="gr12" draw:text-style-name="P5" xml:id="id9" draw:id="id9" draw:layer="layout" svg:width="2.25cm" svg:height="1.5cm" svg:x="0.5cm" svg:y="8.75cm">
          <text:p text:style-name="P1">Tita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line-skew="0.125cm" svg:x1="1.625cm" svg:y1="8.75cm" svg:x2="3.25cm" svg:y2="7cm" draw:start-shape="id9" draw:start-glue-point="0" svg:d="M1625 8750v-1000h1625v-750" svg:viewBox="0 0 1626 1751">
          <text:p/>
        </draw:connector>
        <draw:custom-shape draw:style-name="gr13" draw:text-style-name="P5" xml:id="id10" draw:id="id10" draw:layer="layout" svg:width="2.75cm" svg:height="0.75cm" svg:x="8.25cm" svg:y="5.75cm">
          <text:p text:style-name="P1">Morte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9.75cm" svg:y1="4.5cm" svg:x2="9.625cm" svg:y2="5.75cm" draw:end-shape="id10" draw:end-glue-point="0" svg:d="M9750 4500v375h-125v875" svg:viewBox="0 0 126 1251">
          <text:p/>
        </draw:connector>
        <draw:custom-shape draw:style-name="gr13" draw:text-style-name="P5" xml:id="id12" draw:id="id12" draw:layer="layout" svg:width="2.75cm" svg:height="0.75cm" svg:x="7.75cm" svg:y="8cm">
          <text:p text:style-name="P1">Huma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13" draw:id="id13" draw:layer="layout" svg:width="4cm" svg:height="0.75cm" svg:x="6.75cm" svg:y="11.5cm">
          <text:p text:style-name="P1">Hé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14" draw:id="id14" draw:layer="layout" svg:width="2.75cm" svg:height="0.75cm" svg:x="10.5cm" svg:y="10.25cm">
          <text:p text:style-name="P1">Civ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11" draw:id="id11" draw:layer="layout" svg:width="4cm" svg:height="1cm" svg:x="4.5cm" svg:y="9.75cm">
          <text:p text:style-name="P1">Demi-Dieu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6.5cm" svg:y1="9.75cm" svg:x2="7.75cm" svg:y2="8.375cm" draw:start-shape="id11" draw:start-glue-point="0" draw:end-shape="id12" svg:d="M6500 9750v-1375h1250" svg:viewBox="0 0 1251 1376">
          <text:p/>
        </draw:connector>
        <draw:connector draw:style-name="gr16" draw:text-style-name="P8" draw:layer="layout" svg:x1="8.75cm" svg:y1="11.5cm" svg:x2="9.125cm" svg:y2="8.75cm" draw:start-shape="id13" draw:start-glue-point="0" draw:end-shape="id12" draw:end-glue-point="2" svg:d="M8750 11500v-1375h375v-1375" svg:viewBox="0 0 376 2751">
          <text:p/>
        </draw:connector>
        <draw:connector draw:style-name="gr16" draw:text-style-name="P8" draw:layer="layout" svg:x1="11.875cm" svg:y1="10.25cm" svg:x2="9.125cm" svg:y2="8.75cm" draw:start-shape="id14" draw:start-glue-point="0" draw:end-shape="id12" draw:end-glue-point="2" svg:d="M11875 10250v-750h-2750v-750" svg:viewBox="0 0 2751 1501">
          <text:p/>
        </draw:connector>
        <draw:connector draw:style-name="gr16" draw:text-style-name="P8" draw:layer="layout" draw:line-skew="-0.751cm" svg:x1="9.125cm" svg:y1="8cm" svg:x2="9.625cm" svg:y2="6.5cm" draw:start-shape="id12" draw:end-shape="id10" draw:end-glue-point="2" svg:d="M9125 8000v-1501h500v1" svg:viewBox="0 0 501 1502">
          <text:p/>
        </draw:connector>
        <draw:custom-shape draw:style-name="gr17" draw:text-style-name="P5" xml:id="id15" draw:id="id15" draw:layer="layout" svg:width="3.25cm" svg:height="0.75cm" svg:x="13.25cm" svg:y="5.75cm">
          <text:p text:style-name="P1">Monst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xml:id="id17" draw:id="id17" draw:layer="layout" svg:width="3.25cm" svg:height="0.75cm" svg:x="17.5cm" svg:y="8.75cm">
          <text:p text:style-name="P1">Dém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16" draw:id="id16" draw:layer="layout" svg:width="3.5cm" svg:height="0.75cm" svg:x="12.25cm" svg:y="7.75cm">
          <text:p text:style-name="P1">Créatur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9.75cm" svg:y1="4.5cm" svg:x2="14.875cm" svg:y2="5.75cm" draw:start-shape="id6" draw:end-shape="id15" draw:end-glue-point="0" svg:d="M9750 4500v625h5125v625" svg:viewBox="0 0 5126 1251">
          <text:p/>
        </draw:connector>
        <draw:connector draw:style-name="gr16" draw:text-style-name="P8" draw:layer="layout" svg:x1="14.875cm" svg:y1="6.5cm" svg:x2="14cm" svg:y2="7.75cm" draw:start-shape="id15" draw:start-glue-point="2" draw:end-shape="id16" draw:end-glue-point="0" svg:d="M14875 6500v625h-875v625" svg:viewBox="0 0 876 1251">
          <text:p/>
        </draw:connector>
        <draw:connector draw:style-name="gr16" draw:text-style-name="P8" draw:layer="layout" svg:x1="14.875cm" svg:y1="6.5cm" svg:x2="19.125cm" svg:y2="8.75cm" draw:start-shape="id15" draw:start-glue-point="2" draw:end-shape="id17" draw:end-glue-point="0" svg:d="M14875 6500v1125h4250v1125" svg:viewBox="0 0 4251 2251">
          <text:p/>
        </draw:connector>
        <draw:custom-shape draw:style-name="gr9" draw:text-style-name="P5" xml:id="id19" draw:id="id19" draw:layer="layout" svg:width="3cm" svg:height="1.25cm" svg:x="9.25cm" svg:y="14cm">
          <text:p text:style-name="P1">Armes</text:p>
          <draw:enhanced-geometry svg:viewBox="0 0 21600 21600" draw:type="rectangle" draw:enhanced-path="M 0 0 L 21600 0 21600 21600 0 21600 0 0 Z N"/>
        </draw:custom-shape>
        <draw:custom-shape draw:style-name="gr9" draw:text-style-name="P5" xml:id="id18" draw:id="id18" draw:layer="layout" svg:width="3cm" svg:height="1.25cm" svg:x="2.25cm" svg:y="19.25cm">
          <text:p text:style-name="P1">Epé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20" draw:id="id20" draw:layer="layout" svg:width="2.75cm" svg:height="1.25cm" svg:x="7.5cm" svg:y="19.25cm">
          <text:p text:style-name="P1">L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21" draw:id="id21" draw:layer="layout" svg:width="3cm" svg:height="1.25cm" svg:x="11.75cm" svg:y="19.25cm">
          <text:p text:style-name="P1">Ar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22" draw:id="id22" draw:layer="layout" svg:width="3.75cm" svg:height="1.25cm" svg:x="16cm" svg:y="19.25cm">
          <text:p text:style-name="P1">Pouvoi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3.75cm" svg:y1="19.25cm" svg:x2="10.75cm" svg:y2="15.25cm" draw:start-shape="id18" draw:end-shape="id19" draw:end-glue-point="2" svg:d="M3750 19250v-2000h7000v-2000" svg:viewBox="0 0 7001 4001">
          <text:p/>
        </draw:connector>
        <draw:connector draw:style-name="gr16" draw:text-style-name="P8" draw:layer="layout" svg:x1="8.875cm" svg:y1="19.25cm" svg:x2="10.75cm" svg:y2="15.25cm" draw:start-shape="id20" draw:start-glue-point="0" draw:end-shape="id19" draw:end-glue-point="2" svg:d="M8875 19250v-2000h1875v-2000" svg:viewBox="0 0 1876 4001">
          <text:p/>
        </draw:connector>
        <draw:connector draw:style-name="gr16" draw:text-style-name="P8" draw:layer="layout" svg:x1="13.25cm" svg:y1="19.25cm" svg:x2="10.75cm" svg:y2="15.25cm" draw:start-shape="id21" draw:end-shape="id19" draw:end-glue-point="2" svg:d="M13250 19250v-2000h-2500v-2000" svg:viewBox="0 0 2501 4001">
          <text:p/>
        </draw:connector>
        <draw:connector draw:style-name="gr16" draw:text-style-name="P8" draw:layer="layout" svg:x1="17.875cm" svg:y1="19.25cm" svg:x2="10.75cm" svg:y2="15.25cm" draw:start-shape="id22" draw:start-glue-point="0" draw:end-shape="id19" draw:end-glue-point="2" svg:d="M17875 19250v-2000h-7125v-2000" svg:viewBox="0 0 7126 4001">
          <text:p/>
        </draw:connector>
        <draw:custom-shape draw:style-name="gr21" draw:text-style-name="P5" xml:id="id27" draw:id="id27" draw:layer="layout" svg:width="3.25cm" svg:height="1.25cm" svg:x="2cm" svg:y="22cm">
          <text:p text:style-name="P1">Epée f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8" draw:id="id28" draw:layer="layout" svg:width="4.5cm" svg:height="1.25cm" svg:x="5.75cm" svg:y="22cm">
          <text:p text:style-name="P1">Lance foud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9" draw:id="id29" draw:layer="layout" svg:width="4.5cm" svg:height="1.25cm" svg:x="10.75cm" svg:y="22cm">
          <text:p text:style-name="P1">Arc du v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xml:id="id23" draw:id="id23" draw:layer="layout" svg:width="1.25cm" svg:height="0.5cm" svg:x="15.5cm" svg:y="21.25cm">
          <text:p text:style-name="P9"><text:span text:style-name="T2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xml:id="id24" draw:id="id24" draw:layer="layout" svg:width="2cm" svg:height="0.5cm" svg:x="18.25cm" svg:y="22.75cm">
          <text:p text:style-name="P9"><text:span text:style-name="T2">fou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xml:id="id25" draw:id="id25" draw:layer="layout" svg:width="1.75cm" svg:height="0.5cm" svg:x="18.5cm" svg:y="21.5cm">
          <text:p text:style-name="P9"><text:span text:style-name="T2">L’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17.875cm" svg:y1="20.5cm" svg:x2="16.125cm" svg:y2="21.25cm" draw:start-shape="id22" draw:start-glue-point="2" draw:end-shape="id23" draw:end-glue-point="0" svg:d="M17875 20500v375h-1750v375" svg:viewBox="0 0 1751 751">
          <text:p/>
        </draw:connector>
        <draw:connector draw:style-name="gr16" draw:text-style-name="P8" draw:layer="layout" draw:line-skew="0.75cm" svg:x1="17.875cm" svg:y1="20.5cm" svg:x2="19.25cm" svg:y2="22.75cm" draw:start-shape="id22" draw:start-glue-point="2" draw:end-shape="id24" draw:end-glue-point="0" svg:d="M17875 20500v1875h1375v375" svg:viewBox="0 0 1376 2251">
          <text:p/>
        </draw:connector>
        <draw:connector draw:style-name="gr16" draw:text-style-name="P8" draw:layer="layout" svg:x1="17.875cm" svg:y1="20.5cm" svg:x2="19.375cm" svg:y2="21.5cm" draw:start-shape="id22" draw:start-glue-point="2" draw:end-shape="id25" draw:end-glue-point="0" svg:d="M17875 20500v500h1500v500" svg:viewBox="0 0 1501 1001">
          <text:p/>
        </draw:connector>
        <draw:custom-shape draw:style-name="gr24" draw:text-style-name="P10" xml:id="id26" draw:id="id26" draw:layer="layout" svg:width="2cm" svg:height="0.5cm" svg:x="16cm" svg:y="23cm">
          <text:p text:style-name="P9"><text:span text:style-name="T2">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17cm" svg:y1="23cm" svg:x2="17.875cm" svg:y2="20.5cm" draw:start-shape="id26" draw:start-glue-point="0" draw:end-shape="id22" draw:end-glue-point="2" svg:d="M17000 23000v-1250h875v-1250" svg:viewBox="0 0 876 2501">
          <text:p/>
        </draw:connector>
        <draw:connector draw:style-name="gr16" draw:text-style-name="P8" draw:layer="layout" svg:x1="3.75cm" svg:y1="20.5cm" svg:x2="3.625cm" svg:y2="22cm" draw:start-shape="id18" draw:start-glue-point="2" draw:end-shape="id27" draw:end-glue-point="0" svg:d="M3750 20500v750h-125v750" svg:viewBox="0 0 126 1501">
          <text:p/>
        </draw:connector>
        <draw:connector draw:style-name="gr16" draw:text-style-name="P8" draw:layer="layout" svg:x1="8cm" svg:y1="22cm" svg:x2="8.875cm" svg:y2="20.5cm" draw:start-shape="id28" draw:start-glue-point="0" draw:end-shape="id20" draw:end-glue-point="2" svg:d="M8000 22000v-750h875v-750" svg:viewBox="0 0 876 1501">
          <text:p/>
        </draw:connector>
        <draw:connector draw:style-name="gr16" draw:text-style-name="P8" draw:layer="layout" svg:x1="13cm" svg:y1="22cm" svg:x2="13.25cm" svg:y2="20.5cm" draw:start-shape="id29" draw:start-glue-point="0" draw:end-shape="id21" svg:d="M13000 22000v-750h250v-750" svg:viewBox="0 0 251 1501">
          <text:p/>
        </draw:connector>
        <draw:custom-shape draw:style-name="gr26" draw:text-style-name="P7" draw:layer="layout" svg:width="4cm" svg:height="0.25cm" svg:x="4.5cm" svg:y="10.75cm">
          <text:p text:style-name="P6"><text:span text:style-name="T1">Divin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3.25cm" svg:height="0.25cm" svg:x="17.5cm" svg:y="9.25cm">
          <text:p text:style-name="P6"><text:span text:style-name="T1">En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2cm" svg:height="0.25cm" svg:x="16cm" svg:y="23.5cm">
          <text:p text:style-name="P6"><text:span text:style-name="T1">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4.5cm" svg:height="0.25cm" svg:x="5.75cm" svg:y="23.25cm">
          <text:p text:style-name="P6"><text:span text:style-name="T1">Fou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4.5cm" svg:height="0.25cm" svg:x="10.75cm" svg:y="23.25cm">
          <text:p text:style-name="P6"><text:span text:style-name="T1">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3.25cm" svg:height="0.25cm" svg:x="2cm" svg:y="23.25cm">
          <text:p text:style-name="P6"><text:span text:style-name="T1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2cm" svg:height="0.25cm" svg:x="18.25cm" svg:y="23.25cm">
          <text:p text:style-name="P6"><text:span text:style-name="T1">Fou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3.25cm" svg:height="0.25cm" svg:x="2cm" svg:y="23.25cm">
          <text:p text:style-name="P6"><text:span text:style-name="T1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7" draw:layer="layout" svg:width="1.75cm" svg:height="0.25cm" svg:x="18.5cm" svg:y="22cm">
          <text:p text:style-name="P6"><text:span text:style-name="T1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1.25cm" svg:height="0.25cm" svg:x="15.5cm" svg:y="21.75cm">
          <text:p text:style-name="P6"><text:span text:style-name="T1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xml:id="id30" draw:id="id30" draw:layer="layout" svg:width="2.5cm" svg:height="0.75cm" svg:x="3cm" svg:y="1.25cm">
          <text:p text:style-name="P9"><text:span text:style-name="T2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30" draw:start-glue-point="3" svg:d="M3000 1625h-1140v12h-640" svg:viewBox="0 0 1781 13">
          <text:p/>
        </draw:connector>
        <draw:custom-shape draw:style-name="gr33" draw:text-style-name="P7" draw:layer="layout" svg:width="1.5cm" svg:height="0.25cm" svg:x="1.25cm" svg:y="2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25cm" svg:height="0.75cm" svg:x="3.25cm" svg:y="2.25cm">
          <text:p text:style-name="P9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cm" svg:height="0.25cm" svg:x="2.25cm" svg:y="20.5cm">
          <text:p text:style-name="P6"><text:span text:style-name="T1">Mél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2.75cm" svg:height="0.25cm" svg:x="7.5cm" svg:y="20.5cm">
          <text:p text:style-name="P6"><text:span text:style-name="T1">Mél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cm" svg:height="0.25cm" svg:x="11.75cm" svg:y="20.5cm">
          <text:p text:style-name="P6"><text:span text:style-name="T1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7" draw:layer="layout" svg:width="3.75cm" svg:height="0.25cm" svg:x="16cm" svg:y="20.5cm">
          <text:p text:style-name="P6"><text:span text:style-name="T1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Standard">
        <draw:custom-shape draw:style-name="gr37" draw:text-style-name="P5" xml:id="id32" draw:id="id32" draw:layer="layout" svg:width="3.25cm" svg:height="1.5cm" svg:x="8.25cm" svg:y="3.5cm">
          <text:p text:style-name="P1">Di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1.5cm" svg:height="0.75cm" svg:x="5.5cm" svg:y="6.25cm">
          <text:p text:style-name="P9"><text:span text:style-name="T2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xml:id="id33" draw:id="id33" draw:layer="layout" svg:width="1.5cm" svg:height="0.75cm" svg:x="5.5cm" svg:y="6.25cm">
          <text:p text:style-name="P9"><text:span text:style-name="T2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4" draw:id="id34" draw:layer="layout" svg:width="2.75cm" svg:height="0.75cm" svg:x="7.5cm" svg:y="6.25cm">
          <text:p text:style-name="P9"><text:span text:style-name="T2">Héphai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xml:id="id35" draw:id="id35" draw:layer="layout" svg:width="1.75cm" svg:height="0.75cm" svg:x="11cm" svg:y="6.25cm">
          <text:p text:style-name="P9"><text:span text:style-name="T2">A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36" draw:id="id36" draw:layer="layout" svg:width="2.5cm" svg:height="0.75cm" svg:x="13.5cm" svg:y="6.25cm">
          <text:p text:style-name="P9"><text:span text:style-name="T2">Hermé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31" draw:id="id31" draw:layer="layout" svg:width="2.5cm" svg:height="0.75cm" svg:x="2cm" svg:y="6.25cm">
          <text:p text:style-name="P9"><text:span text:style-name="T2">Poseid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3.25cm" svg:y1="6.25cm" svg:x2="9.875cm" svg:y2="5cm" draw:start-shape="id31" draw:start-glue-point="0" draw:end-shape="id32" draw:end-glue-point="2" svg:d="M3250 6250v-625h6625v-625" svg:viewBox="0 0 6626 1251">
          <text:p/>
        </draw:connector>
        <draw:connector draw:style-name="gr16" draw:text-style-name="P8" draw:layer="layout" svg:x1="6.25cm" svg:y1="6.25cm" svg:x2="9.875cm" svg:y2="5cm" draw:start-shape="id33" draw:end-shape="id32" draw:end-glue-point="2" svg:d="M6250 6250v-625h3625v-625" svg:viewBox="0 0 3626 1251">
          <text:p/>
        </draw:connector>
        <draw:connector draw:style-name="gr16" draw:text-style-name="P8" draw:layer="layout" svg:x1="8.875cm" svg:y1="6.25cm" svg:x2="9.875cm" svg:y2="5cm" draw:start-shape="id34" draw:start-glue-point="0" draw:end-shape="id32" draw:end-glue-point="2" svg:d="M8875 6250v-625h1000v-625" svg:viewBox="0 0 1001 1251">
          <text:p/>
        </draw:connector>
        <draw:connector draw:style-name="gr16" draw:text-style-name="P8" draw:layer="layout" svg:x1="11.875cm" svg:y1="6.25cm" svg:x2="9.875cm" svg:y2="5cm" draw:start-shape="id35" draw:start-glue-point="0" draw:end-shape="id32" draw:end-glue-point="2" svg:d="M11875 6250v-625h-2000v-625" svg:viewBox="0 0 2001 1251">
          <text:p/>
        </draw:connector>
        <draw:connector draw:style-name="gr16" draw:text-style-name="P8" draw:layer="layout" svg:x1="14.75cm" svg:y1="6.25cm" svg:x2="9.875cm" svg:y2="5cm" draw:start-shape="id36" draw:start-glue-point="0" draw:end-shape="id32" draw:end-glue-point="2" svg:d="M14750 6250v-625h-4875v-625" svg:viewBox="0 0 4876 1251">
          <text:p/>
        </draw:connector>
        <draw:custom-shape draw:style-name="gr37" draw:text-style-name="P5" xml:id="id38" draw:id="id38" draw:layer="layout" svg:width="3.25cm" svg:height="1.5cm" svg:x="8.25cm" svg:y="8.75cm">
          <text:p text:style-name="P1">Tit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37" draw:id="id37" draw:layer="layout" svg:width="2.5cm" svg:height="0.75cm" svg:x="3.5cm" svg:y="11.5cm">
          <text:p text:style-name="P9"><text:span text:style-name="T2">Cron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xml:id="id39" draw:id="id39" draw:layer="layout" svg:width="3cm" svg:height="0.75cm" svg:x="7.5cm" svg:y="11.5cm">
          <text:p text:style-name="P9"><text:span text:style-name="T2">Prométh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xml:id="id40" draw:id="id40" draw:layer="layout" svg:width="3cm" svg:height="0.75cm" svg:x="12cm" svg:y="11.5cm">
          <text:p text:style-name="P9"><text:span text:style-name="T2">At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8" draw:layer="layout" svg:x1="4.75cm" svg:y1="11.5cm" svg:x2="9.875cm" svg:y2="10.25cm" draw:start-shape="id37" draw:end-shape="id38" draw:end-glue-point="2" svg:d="M4750 11500v-625h5125v-625" svg:viewBox="0 0 5126 1251">
          <text:p/>
        </draw:connector>
        <draw:custom-shape draw:style-name="gr43" draw:text-style-name="P7" draw:layer="layout" svg:width="2.5cm" svg:height="0.25cm" svg:x="2cm" svg:y="7cm">
          <text:p text:style-name="P6"><text:span text:style-name="T1">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draw:layer="layout" svg:width="1.5cm" svg:height="0.25cm" svg:x="5.5cm" svg:y="7cm">
          <text:p text:style-name="P6"><text:span text:style-name="T1">Foudre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75cm" svg:height="0.25cm" svg:x="7.5cm" svg:y="7cm">
          <text:p text:style-name="P6"><text:span text:style-name="T1">Feu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.75cm" svg:height="0.25cm" svg:x="11cm" svg:y="7cm">
          <text:p text:style-name="P6"><text:span text:style-name="T1">Feu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2.5cm" svg:height="0.25cm" svg:x="13.5cm" svg:y="7cm">
          <text:p text:style-name="P6"><text:span text:style-name="T1">Vol</text:span></text:p>
          <draw:enhanced-geometry svg:viewBox="0 0 21600 21600" draw:type="rectangle" draw:enhanced-path="M 0 0 L 21600 0 21600 21600 0 21600 0 0 Z N"/>
        </draw:custom-shape>
        <draw:connector draw:style-name="gr42" draw:text-style-name="P8" draw:layer="layout" svg:x1="9cm" svg:y1="11.5cm" svg:x2="9.875cm" svg:y2="10.25cm" draw:start-shape="id39" draw:start-glue-point="0" draw:end-shape="id38" draw:end-glue-point="2" svg:d="M9000 11500v-625h875v-625" svg:viewBox="0 0 876 1251">
          <text:p/>
        </draw:connector>
        <draw:connector draw:style-name="gr42" draw:text-style-name="P8" draw:layer="layout" svg:x1="13.5cm" svg:y1="11.5cm" svg:x2="9.875cm" svg:y2="10.25cm" draw:start-shape="id40" draw:start-glue-point="0" draw:end-shape="id38" draw:end-glue-point="2" svg:d="M13500 11500v-625h-3625v-625" svg:viewBox="0 0 3626 1251">
          <text:p/>
        </draw:connector>
        <draw:custom-shape draw:style-name="gr44" draw:text-style-name="P10" xml:id="id41" draw:id="id41" draw:layer="layout" svg:width="3.5cm" svg:height="0.75cm" svg:x="3.001cm" svg:y="1.75cm">
          <text:p text:style-name="P9"><text:span text:style-name="T2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8" draw:layer="layout" svg:x1="1.412cm" svg:y1="2.134cm" svg:x2="3.001cm" svg:y2="2.125cm" draw:end-shape="id41" draw:end-glue-point="3" svg:d="M1412 2134h544v-9h1045" svg:viewBox="0 0 1590 10">
          <text:p/>
        </draw:connector>
      </draw:page>
      <draw:page draw:name="page4" draw:style-name="dp1" draw:master-page-name="Standard">
        <draw:custom-shape draw:style-name="gr45" draw:text-style-name="P5" xml:id="id50" draw:id="id50" draw:layer="layout" svg:width="4.25cm" svg:height="1cm" svg:x="8.25cm" svg:y="3.5cm">
          <text:p text:style-name="P1">Demi-Dieu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1.5cm" svg:height="0.75cm" svg:x="8.75cm" svg:y="6.25cm">
          <text:p text:style-name="P9"><text:span text:style-name="T2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xml:id="id51" draw:id="id51" draw:layer="layout" svg:width="2cm" svg:height="0.75cm" svg:x="8.25cm" svg:y="6.25cm">
          <text:p text:style-name="P9"><text:span text:style-name="T2">Ach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xml:id="id52" draw:id="id52" draw:layer="layout" svg:width="2cm" svg:height="0.75cm" svg:x="11cm" svg:y="6.25cm">
          <text:p text:style-name="P9"><text:span text:style-name="T2">Thés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xml:id="id53" draw:id="id53" draw:layer="layout" svg:width="2cm" svg:height="0.75cm" svg:x="14.25cm" svg:y="6.25cm">
          <text:p text:style-name="P9"><text:span text:style-name="T2">Uly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49" draw:id="id49" draw:layer="layout" svg:width="2.5cm" svg:height="0.75cm" svg:x="5.25cm" svg:y="6.25cm">
          <text:p text:style-name="P9"><text:span text:style-name="T2">Herc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5" xml:id="id43" draw:id="id43" draw:layer="layout" svg:width="3.25cm" svg:height="1.5cm" svg:x="8.75cm" svg:y="8.75cm">
          <text:p text:style-name="P1">Civ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44" draw:id="id44" draw:layer="layout" svg:width="2.5cm" svg:height="0.75cm" svg:x="4.5cm" svg:y="11.5cm">
          <text:p text:style-name="P9"><text:span text:style-name="T2">Déd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42" draw:id="id42" draw:layer="layout" svg:width="2.5cm" svg:height="0.75cm" svg:x="7.75cm" svg:y="11.5cm">
          <text:p text:style-name="P9"><text:span text:style-name="T2">Ic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xml:id="id46" draw:id="id46" draw:layer="layout" svg:width="3cm" svg:height="0.75cm" svg:x="10.75cm" svg:y="11.5cm">
          <text:p text:style-name="P9"><text:span text:style-name="T2">Oeud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xml:id="id47" draw:id="id47" draw:layer="layout" svg:width="2.25cm" svg:height="0.75cm" svg:x="14.25cm" svg:y="11.5cm">
          <text:p text:style-name="P9"><text:span text:style-name="T2">J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xml:id="id45" draw:id="id45" draw:layer="layout" svg:width="2.25cm" svg:height="0.75cm" svg:x="1.75cm" svg:y="11.5cm">
          <text:p text:style-name="P9"><text:span text:style-name="T2">Pers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xml:id="id48" draw:id="id48" draw:layer="layout" svg:width="2.25cm" svg:height="0.75cm" svg:x="17cm" svg:y="11.5cm">
          <text:p text:style-name="P9"><text:span text:style-name="T2">Mid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0" xml:id="id55" draw:id="id55" draw:layer="layout" svg:width="3.5cm" svg:height="0.75cm" svg:x="3cm" svg:y="1.75cm">
          <text:p text:style-name="P9"><text:span text:style-name="T2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8" draw:layer="layout" svg:x1="9cm" svg:y1="11.5cm" svg:x2="10.375cm" svg:y2="10.25cm" draw:start-shape="id42" draw:start-glue-point="0" draw:end-shape="id43" draw:end-glue-point="2" svg:d="M9000 11500v-625h1375v-625" svg:viewBox="0 0 1376 1251">
          <text:p/>
        </draw:connector>
        <draw:connector draw:style-name="gr42" draw:text-style-name="P8" draw:layer="layout" svg:x1="5.75cm" svg:y1="11.5cm" svg:x2="10.375cm" svg:y2="10.25cm" draw:start-shape="id44" draw:start-glue-point="0" draw:end-shape="id43" draw:end-glue-point="2" svg:d="M5750 11500v-625h4625v-625" svg:viewBox="0 0 4626 1251">
          <text:p/>
        </draw:connector>
        <draw:connector draw:style-name="gr42" draw:text-style-name="P8" draw:layer="layout" svg:x1="2.875cm" svg:y1="11.5cm" svg:x2="10.375cm" svg:y2="10.25cm" draw:start-shape="id45" draw:start-glue-point="0" draw:end-shape="id43" draw:end-glue-point="2" svg:d="M2875 11500v-625h7500v-625" svg:viewBox="0 0 7501 1251">
          <text:p/>
        </draw:connector>
        <draw:connector draw:style-name="gr42" draw:text-style-name="P8" draw:layer="layout" svg:x1="12.25cm" svg:y1="11.5cm" svg:x2="10.375cm" svg:y2="10.25cm" draw:start-shape="id46" draw:start-glue-point="0" draw:end-shape="id43" draw:end-glue-point="2" svg:d="M12250 11500v-625h-1875v-625" svg:viewBox="0 0 1876 1251">
          <text:p/>
        </draw:connector>
        <draw:connector draw:style-name="gr42" draw:text-style-name="P8" draw:layer="layout" svg:x1="15.375cm" svg:y1="11.5cm" svg:x2="10.375cm" svg:y2="10.25cm" draw:start-shape="id47" draw:start-glue-point="0" draw:end-shape="id43" draw:end-glue-point="2" svg:d="M15375 11500v-625h-5000v-625" svg:viewBox="0 0 5001 1251">
          <text:p/>
        </draw:connector>
        <draw:connector draw:style-name="gr42" draw:text-style-name="P8" draw:layer="layout" svg:x1="18.125cm" svg:y1="11.5cm" svg:x2="10.375cm" svg:y2="10.25cm" draw:start-shape="id48" draw:start-glue-point="0" draw:end-shape="id43" draw:end-glue-point="2" svg:d="M18125 11500v-625h-7750v-625" svg:viewBox="0 0 7751 1251">
          <text:p/>
        </draw:connector>
        <draw:connector draw:style-name="gr42" draw:text-style-name="P8" draw:layer="layout" svg:x1="6.5cm" svg:y1="6.25cm" svg:x2="10.375cm" svg:y2="4.5cm" draw:start-shape="id49" draw:start-glue-point="0" draw:end-shape="id50" draw:end-glue-point="2" svg:d="M6500 6250v-875h3875v-875" svg:viewBox="0 0 3876 1751">
          <text:p/>
        </draw:connector>
        <draw:connector draw:style-name="gr42" draw:text-style-name="P8" draw:layer="layout" svg:x1="9.25cm" svg:y1="6.25cm" svg:x2="10.375cm" svg:y2="4.5cm" draw:start-shape="id51" draw:start-glue-point="0" draw:end-shape="id50" draw:end-glue-point="2" svg:d="M9250 6250v-875h1125v-875" svg:viewBox="0 0 1126 1751">
          <text:p/>
        </draw:connector>
        <draw:connector draw:style-name="gr42" draw:text-style-name="P8" xml:id="id54" draw:id="id54" draw:layer="layout" svg:x1="12cm" svg:y1="6.25cm" svg:x2="10.375cm" svg:y2="4.5cm" draw:start-shape="id52" draw:start-glue-point="0" draw:end-shape="id50" draw:end-glue-point="2" svg:d="M12000 6250v-875h-1625v-875" svg:viewBox="0 0 1626 1751">
          <text:p/>
        </draw:connector>
        <draw:connector draw:style-name="gr42" draw:text-style-name="P8" draw:layer="layout" svg:x1="15.25cm" svg:y1="6.25cm" svg:x2="11.187cm" svg:y2="5.375cm" draw:start-shape="id53" draw:start-glue-point="0" draw:end-shape="id54" draw:end-glue-point="3" svg:d="M15250 6250v-875h-4063" svg:viewBox="0 0 4064 876">
          <text:p/>
        </draw:connector>
        <draw:connector draw:style-name="gr42" draw:text-style-name="P8" draw:layer="layout" svg:x1="1.411cm" svg:y1="2.134cm" svg:x2="3cm" svg:y2="2.125cm" draw:end-shape="id55" draw:end-glue-point="3" svg:d="M1411 2134h544v-9h1045" svg:viewBox="0 0 1590 10">
          <text:p/>
        </draw:connector>
      </draw:page>
      <draw:page draw:name="page5" draw:style-name="dp1" draw:master-page-name="Standard">
        <draw:custom-shape draw:style-name="gr45" draw:text-style-name="P5" xml:id="id57" draw:id="id57" draw:layer="layout" svg:width="4.25cm" svg:height="1cm" svg:x="3.25cm" svg:y="6.25cm">
          <text:p text:style-name="P1">Artéfac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5" xml:id="id60" draw:id="id60" draw:layer="layout" svg:width="4.25cm" svg:height="1.5cm" svg:x="11.5cm" svg:y="5.75cm">
          <text:p text:style-name="P1">Objets</text:p>
          <text:p text:style-name="P1">(Enum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5" xml:id="id56" draw:id="id56" draw:layer="layout" svg:width="2.5cm" svg:height="1cm" svg:x="1cm" svg:y="9.25cm">
          <text:p text:style-name="P1">Ai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5" xml:id="id58" draw:id="id58" draw:layer="layout" svg:width="4cm" svg:height="1.5cm" svg:x="0.5cm" svg:y="11.5cm">
          <text:p text:style-name="P1">Bottes de Vites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" xml:id="id59" draw:id="id59" draw:layer="layout" svg:width="2.75cm" svg:height="1cm" svg:x="10.75cm" svg:y="10cm">
          <text:p text:style-name="P1">Potio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2.25cm" svg:y1="9.25cm" svg:x2="5.375cm" svg:y2="7.25cm" draw:start-shape="id56" draw:start-glue-point="0" draw:end-shape="id57" draw:end-glue-point="2" svg:d="M2250 9250v-1000h3125v-1000" svg:viewBox="0 0 3126 2001">
          <text:p/>
        </draw:connector>
        <draw:connector draw:style-name="gr16" draw:text-style-name="P8" draw:layer="layout" draw:line-skew="1.375cm" svg:x1="2.5cm" svg:y1="11.5cm" svg:x2="5.375cm" svg:y2="7.25cm" draw:start-shape="id58" draw:end-shape="id57" draw:end-glue-point="2" svg:d="M2500 11500v-750h2875v-3500" svg:viewBox="0 0 2876 4251">
          <text:p/>
        </draw:connector>
        <draw:connector draw:style-name="gr16" draw:text-style-name="P8" draw:layer="layout" svg:x1="12.125cm" svg:y1="10cm" svg:x2="13.625cm" svg:y2="7.25cm" draw:start-shape="id59" draw:start-glue-point="0" draw:end-shape="id60" draw:end-glue-point="2" svg:d="M12125 10000v-1375h1500v-1375" svg:viewBox="0 0 1501 2751">
          <text:p/>
        </draw:connector>
        <draw:custom-shape draw:style-name="gr52" draw:text-style-name="P5" xml:id="id64" draw:id="id64" draw:layer="layout" svg:width="4.5cm" svg:height="1.5cm" svg:x="17.5cm" svg:y="10cm">
          <text:p text:style-name="P1">Yeux d’oedi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" draw:layer="layout" svg:width="6.75cm" svg:height="1.5cm" svg:x="7.5cm" svg:y="1.75cm">
          <text:p text:style-name="P1">Composition de Hé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xml:id="id61" draw:id="id61" draw:layer="layout" svg:width="3cm" svg:height="1cm" svg:x="8.75cm" svg:y="12.75cm">
          <text:p text:style-name="P1">Boucli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10.25cm" svg:y1="12.75cm" svg:x2="5.375cm" svg:y2="7.25cm" draw:start-shape="id61" draw:start-glue-point="0" draw:end-shape="id57" draw:end-glue-point="2" svg:d="M10250 12750v-2750h-4875v-2750" svg:viewBox="0 0 4876 5501">
          <text:p/>
        </draw:connector>
        <draw:custom-shape draw:style-name="gr55" draw:text-style-name="P5" xml:id="id62" draw:id="id62" draw:layer="layout" svg:width="5.25cm" svg:height="0.75cm" svg:x="2.75cm" svg:y="13.75cm">
          <text:p text:style-name="P1">Casque d’hadè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5.375cm" svg:y1="13.75cm" svg:x2="5.375cm" svg:y2="7.25cm" draw:start-shape="id62" draw:start-glue-point="0" draw:end-shape="id57" draw:end-glue-point="2" svg:d="M5375 13750v-6500" svg:viewBox="0 0 1 6501">
          <text:p/>
        </draw:connector>
        <draw:custom-shape draw:style-name="gr56" draw:text-style-name="P5" xml:id="id63" draw:id="id63" draw:layer="layout" svg:width="6.25cm" svg:height="0.75cm" svg:x="5.25cm" svg:y="15.75cm">
          <text:p text:style-name="P1">Tête de la médu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8.375cm" svg:y1="15.75cm" svg:x2="5.375cm" svg:y2="7.25cm" draw:start-shape="id63" draw:start-glue-point="0" draw:end-shape="id57" draw:end-glue-point="2" svg:d="M8375 15750v-4250h-3000v-4250" svg:viewBox="0 0 3001 8501">
          <text:p/>
        </draw:connector>
        <draw:connector draw:style-name="gr16" draw:text-style-name="P8" draw:layer="layout" svg:x1="19.75cm" svg:y1="10cm" svg:x2="13.625cm" svg:y2="7.25cm" draw:start-shape="id64" draw:start-glue-point="0" draw:end-shape="id60" draw:end-glue-point="2" svg:d="M19750 10000v-1375h-6125v-1375" svg:viewBox="0 0 6126 2751">
          <text:p/>
        </draw:connector>
        <draw:custom-shape draw:style-name="gr51" draw:text-style-name="P5" xml:id="id65" draw:id="id65" draw:layer="layout" svg:width="2.75cm" svg:height="1cm" svg:x="12.75cm" svg:y="11.25cm">
          <text:p text:style-name="P1">Clef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draw:line-skew="1.25cm" svg:x1="13.625cm" svg:y1="7.25cm" svg:x2="14.125cm" svg:y2="11.25cm" draw:start-shape="id60" draw:start-glue-point="2" draw:end-shape="id65" draw:end-glue-point="0" svg:d="M13625 7250v3250h500v750" svg:viewBox="0 0 501 4001">
          <text:p/>
        </draw:connector>
        <draw:custom-shape draw:style-name="gr57" draw:text-style-name="P5" xml:id="id66" draw:id="id66" draw:layer="layout" svg:width="4.25cm" svg:height="1.25cm" svg:x="17.25cm" svg:y="6.75cm">
          <text:p text:style-name="P1">Flute de pa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draw:line-skew="0cm 0cm 0.499cm" svg:x1="19.375cm" svg:y1="6.75cm" svg:x2="13.625cm" svg:y2="7.25cm" draw:start-shape="id66" draw:start-glue-point="0" draw:end-shape="id60" draw:end-glue-point="2" svg:d="M19375 6750v-501h-2875v2001h-2875v-1000" svg:viewBox="0 0 5751 2002">
          <text:p/>
        </draw:connector>
        <draw:custom-shape draw:style-name="gr58" draw:text-style-name="P5" xml:id="id68" draw:id="id68" draw:layer="layout" svg:width="4.75cm" svg:height="1cm" svg:x="14.75cm" svg:y="12.5cm">
          <text:p text:style-name="P1">Bouclier miro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xml:id="id67" draw:id="id67" draw:layer="layout" svg:width="4cm" svg:height="2.25cm" svg:x="6.75cm" svg:y="7.5cm">
          <text:p text:style-name="P1">Invocation</text:p>
          <text:p text:style-name="P1">Péga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6.75cm" svg:y1="8.625cm" svg:x2="5.375cm" svg:y2="7.25cm" draw:start-shape="id67" draw:start-glue-point="3" draw:end-shape="id57" draw:end-glue-point="2" svg:d="M6750 8625h-1375v-1375" svg:viewBox="0 0 1376 1376">
          <text:p/>
        </draw:connector>
        <draw:connector draw:style-name="gr16" draw:text-style-name="P8" draw:layer="layout" svg:x1="17.125cm" svg:y1="12.5cm" svg:x2="13.625cm" svg:y2="7.25cm" draw:start-shape="id68" draw:start-glue-point="0" draw:end-shape="id60" draw:end-glue-point="2" svg:d="M17125 12500v-2625h-3500v-2625" svg:viewBox="0 0 3501 5251">
          <text:p/>
        </draw:connector>
        <draw:custom-shape draw:style-name="gr32" draw:text-style-name="P10" xml:id="id69" draw:id="id69" draw:layer="layout" svg:width="2.5cm" svg:height="0.75cm" svg:x="3cm" svg:y="1.25cm">
          <text:p text:style-name="P9"><text:span text:style-name="T2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69" draw:start-glue-point="3" svg:d="M3000 1625h-1140v12h-640" svg:viewBox="0 0 1781 13">
          <text:p/>
        </draw:connector>
      </draw:page>
      <draw:page draw:name="page6" draw:style-name="dp1" draw:master-page-name="Standard">
        <draw:custom-shape draw:style-name="gr60" draw:text-style-name="P12" xml:id="id85" draw:id="id85" draw:layer="layout" svg:width="5.217cm" svg:height="1.5cm" svg:x="6.533cm" svg:y="2.75cm">
          <text:p text:style-name="P11"><text:span text:style-name="T3">Créature</text:span></text:p>
          <text:p text:style-name="P11"><text:span text:style-name="T3">(abstrai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xml:id="id75" draw:id="id75" draw:layer="layout" svg:width="2cm" svg:height="0.75cm" svg:x="7.25cm" svg:y="8cm">
          <text:p text:style-name="P9"><text:span text:style-name="T2">Harp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75cm" svg:height="0.75cm" svg:x="9.5cm" svg:y="8.5cm">
          <text:p text:style-name="P9"><text:span text:style-name="T2">Gorgog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xml:id="id80" draw:id="id80" draw:layer="layout" svg:width="2cm" svg:height="0.75cm" svg:x="13.75cm" svg:y="11.25cm">
          <text:p text:style-name="P9"><text:span text:style-name="T2">Drag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72" draw:id="id72" draw:layer="layout" svg:width="2.5cm" svg:height="0.75cm" svg:x="4.25cm" svg:y="7.5cm">
          <text:p text:style-name="P9"><text:span text:style-name="T2">Sirè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79" draw:id="id79" draw:layer="layout" svg:width="2.5cm" svg:height="0.75cm" svg:x="11.25cm" svg:y="9.75cm">
          <text:p text:style-name="P9"><text:span text:style-name="T2">Chim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74" draw:id="id74" draw:layer="layout" svg:width="2.5cm" svg:height="0.75cm" svg:x="5.75cm" svg:y="10cm">
          <text:p text:style-name="P9"><text:span text:style-name="T2">Centa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xml:id="id78" draw:id="id78" draw:layer="layout" svg:width="2cm" svg:height="1cm" svg:x="12.75cm" svg:y="7.25cm">
          <text:p text:style-name="P9"><text:span text:style-name="T2">Loup-Gar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xml:id="id83" draw:id="id83" draw:layer="layout" svg:width="3cm" svg:height="0.75cm" svg:x="16.5cm" svg:y="11.5cm">
          <text:p text:style-name="P9"><text:span text:style-name="T2">Minota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xml:id="id84" draw:id="id84" draw:layer="layout" svg:width="2cm" svg:height="0.75cm" svg:x="18.75cm" svg:y="10.25cm">
          <text:p text:style-name="P9"><text:span text:style-name="T2">Hy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xml:id="id82" draw:id="id82" draw:layer="layout" svg:width="2.25cm" svg:height="0.75cm" svg:x="15.5cm" svg:y="9.25cm">
          <text:p text:style-name="P9"><text:span text:style-name="T2">Cerb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2cm" svg:height="0.25cm" svg:x="7.25cm" svg:y="8.75cm">
          <text:p text:style-name="P6"><text:span text:style-name="T1">Vol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2cm" svg:height="0.25cm" svg:x="13.75cm" svg:y="12cm">
          <text:p text:style-name="P6"><text:span text:style-name="T1">Vol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2cm" svg:height="0.25cm" svg:x="7.25cm" svg:y="9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2.5cm" svg:height="0.25cm" svg:x="4.25cm" svg:y="8.2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2.5cm" svg:height="0.25cm" svg:x="11.25cm" svg:y="10.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2.25cm" svg:height="0.25cm" svg:x="15.5cm" svg:y="10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2.25cm" svg:height="0.25cm" svg:x="15.5cm" svg:y="10.25cm">
          <text:p text:style-name="P6"><text:span text:style-name="T1">Feu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cm" svg:height="0.25cm" svg:x="16.5cm" svg:y="12.2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2.5cm" svg:height="0.25cm" svg:x="4.25cm" svg:y="8.5cm">
          <text:p text:style-name="P6"><text:span text:style-name="T1">Eau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2cm" svg:height="0.25cm" svg:x="18.75cm" svg:y="11cm">
          <text:p text:style-name="P6"><text:span text:style-name="T1">Eau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2.5cm" svg:height="0.25cm" svg:x="5.75cm" svg:y="10.7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2.25cm" svg:height="0.25cm" svg:x="15.5cm" svg:y="10.5cm">
          <text:p text:style-name="P6"><text:span text:style-name="T1">Enfer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75cm" svg:height="0.25cm" svg:x="9.5cm" svg:y="9.25cm">
          <text:p text:style-name="P6"><text:span text:style-name="T1">Enf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77" draw:id="id77" draw:layer="layout" svg:width="2.75cm" svg:height="0.75cm" svg:x="9.5cm" svg:y="8.5cm">
          <text:p text:style-name="P9"><text:span text:style-name="T2">Gorgog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6" draw:id="id76" draw:layer="layout" svg:width="2.75cm" svg:height="0.75cm" svg:x="10.5cm" svg:y="5.75cm">
          <text:p text:style-name="P9"><text:span text:style-name="T2">E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3" draw:id="id73" draw:layer="layout" svg:width="2.75cm" svg:height="0.75cm" svg:x="5.25cm" svg:y="5.75cm">
          <text:p text:style-name="P9"><text:span text:style-name="T2">R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0" draw:id="id70" draw:layer="layout" svg:width="2.75cm" svg:height="0.75cm" svg:x="0.75cm" svg:y="7.75cm">
          <text:p text:style-name="P9"><text:span text:style-name="T4">Araign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1" draw:id="id71" draw:layer="layout" svg:width="2.75cm" svg:height="0.75cm" svg:x="1cm" svg:y="5.75cm">
          <text:p text:style-name="P9"><text:span text:style-name="T2">Comm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2.125cm" svg:y1="7.75cm" svg:x2="2.375cm" svg:y2="6.5cm" draw:start-shape="id70" draw:start-glue-point="0" draw:end-shape="id71" draw:end-glue-point="2" svg:d="M2125 7750v-625h250v-625" svg:viewBox="0 0 251 1251">
          <text:p/>
        </draw:connector>
        <draw:connector draw:style-name="gr16" draw:text-style-name="P8" draw:layer="layout" svg:x1="5.5cm" svg:y1="7.5cm" svg:x2="6.625cm" svg:y2="6.5cm" draw:start-shape="id72" draw:start-glue-point="0" draw:end-shape="id73" draw:end-glue-point="2" svg:d="M5500 7500v-500h1125v-500" svg:viewBox="0 0 1126 1001">
          <text:p/>
        </draw:connector>
        <draw:connector draw:style-name="gr16" draw:text-style-name="P8" draw:layer="layout" draw:line-skew="-1cm" svg:x1="7cm" svg:y1="10cm" svg:x2="6.625cm" svg:y2="6.5cm" draw:start-shape="id74" draw:start-glue-point="0" draw:end-shape="id73" draw:end-glue-point="2" svg:d="M7000 10000v-2750h-375v-750" svg:viewBox="0 0 376 3501">
          <text:p/>
        </draw:connector>
        <draw:connector draw:style-name="gr16" draw:text-style-name="P8" draw:layer="layout" svg:x1="8.25cm" svg:y1="8cm" svg:x2="6.625cm" svg:y2="6.5cm" draw:start-shape="id75" draw:start-glue-point="0" draw:end-shape="id73" draw:end-glue-point="2" svg:d="M8250 8000v-750h-1625v-750" svg:viewBox="0 0 1626 1501">
          <text:p/>
        </draw:connector>
        <draw:custom-shape draw:style-name="gr28" draw:text-style-name="P7" draw:layer="layout" svg:width="2cm" svg:height="0.25cm" svg:x="12.75cm" svg:y="8.2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81" draw:id="id81" draw:layer="layout" svg:width="2.75cm" svg:height="0.75cm" svg:x="15.25cm" svg:y="5.75cm">
          <text:p text:style-name="P9"><text:span text:style-name="T2">Légend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2cm" svg:height="0.25cm" svg:x="13.75cm" svg:y="12.25cm">
          <text:p text:style-name="P6"><text:span text:style-name="T1">Feu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11.875cm" svg:y1="6.5cm" svg:x2="10.875cm" svg:y2="8.5cm" draw:start-shape="id76" draw:start-glue-point="2" draw:end-shape="id77" draw:end-glue-point="0" svg:d="M11875 6500v1000h-1000v1000" svg:viewBox="0 0 1001 2001">
          <text:p/>
        </draw:connector>
        <draw:connector draw:style-name="gr16" draw:text-style-name="P8" draw:layer="layout" svg:x1="11.875cm" svg:y1="6.5cm" svg:x2="13.75cm" svg:y2="7.25cm" draw:start-shape="id76" draw:start-glue-point="2" draw:end-shape="id78" draw:end-glue-point="0" svg:d="M11875 6500v375h1875v375" svg:viewBox="0 0 1876 751">
          <text:p/>
        </draw:connector>
        <draw:connector draw:style-name="gr16" draw:text-style-name="P8" draw:layer="layout" draw:line-skew="-0.125cm" svg:x1="11.875cm" svg:y1="6.5cm" svg:x2="12.5cm" svg:y2="9.75cm" draw:start-shape="id76" draw:start-glue-point="2" draw:end-shape="id79" draw:end-glue-point="0" svg:d="M11875 6500v1500h625v1750" svg:viewBox="0 0 626 3251">
          <text:p/>
        </draw:connector>
        <draw:connector draw:style-name="gr16" draw:text-style-name="P8" draw:layer="layout" svg:x1="14.75cm" svg:y1="11.25cm" svg:x2="16.625cm" svg:y2="6.5cm" draw:start-shape="id80" draw:start-glue-point="0" draw:end-shape="id81" draw:end-glue-point="2" svg:d="M14750 11250v-2375h1875v-2375" svg:viewBox="0 0 1876 4751">
          <text:p/>
        </draw:connector>
        <draw:connector draw:style-name="gr16" draw:text-style-name="P8" draw:layer="layout" svg:x1="16.625cm" svg:y1="9.25cm" svg:x2="16.625cm" svg:y2="6.5cm" draw:start-shape="id82" draw:start-glue-point="0" draw:end-shape="id81" draw:end-glue-point="2" svg:d="M16625 9250v-2750" svg:viewBox="0 0 1 2751">
          <text:p/>
        </draw:connector>
        <draw:connector draw:style-name="gr16" draw:text-style-name="P8" draw:layer="layout" svg:x1="16.625cm" svg:y1="6.5cm" svg:x2="18cm" svg:y2="11.5cm" draw:start-shape="id81" draw:start-glue-point="2" draw:end-shape="id83" draw:end-glue-point="0" svg:d="M16625 6500v2500h1375v2500" svg:viewBox="0 0 1376 5001">
          <text:p/>
        </draw:connector>
        <draw:connector draw:style-name="gr16" draw:text-style-name="P8" draw:layer="layout" draw:line-skew="0.375cm" svg:x1="19.75cm" svg:y1="10.25cm" svg:x2="16.625cm" svg:y2="6.5cm" draw:start-shape="id84" draw:start-glue-point="0" draw:end-shape="id81" draw:end-glue-point="2" svg:d="M19750 10250v-1500h-3125v-2250" svg:viewBox="0 0 3126 3751">
          <text:p/>
        </draw:connector>
        <draw:connector draw:style-name="gr16" draw:text-style-name="P8" draw:layer="layout" svg:x1="2.375cm" svg:y1="5.75cm" svg:x2="9.141cm" svg:y2="4.25cm" draw:start-shape="id71" draw:start-glue-point="0" draw:end-shape="id85" draw:end-glue-point="2" svg:d="M2375 5750v-750h6766v-750" svg:viewBox="0 0 6767 1501">
          <text:p/>
        </draw:connector>
        <draw:connector draw:style-name="gr16" draw:text-style-name="P8" draw:layer="layout" svg:x1="6.625cm" svg:y1="5.75cm" svg:x2="9.141cm" svg:y2="4.25cm" draw:start-shape="id73" draw:start-glue-point="0" draw:end-shape="id85" draw:end-glue-point="2" svg:d="M6625 5750v-750h2516v-750" svg:viewBox="0 0 2517 1501">
          <text:p/>
        </draw:connector>
        <draw:connector draw:style-name="gr16" draw:text-style-name="P8" draw:layer="layout" svg:x1="11.875cm" svg:y1="5.75cm" svg:x2="9.141cm" svg:y2="4.25cm" draw:start-shape="id76" draw:start-glue-point="0" draw:end-shape="id85" svg:d="M11875 5750v-750h-2734v-750" svg:viewBox="0 0 2735 1501">
          <text:p/>
        </draw:connector>
        <draw:connector draw:style-name="gr16" draw:text-style-name="P8" draw:layer="layout" svg:x1="16.625cm" svg:y1="5.75cm" svg:x2="9.141cm" svg:y2="4.25cm" draw:start-shape="id81" draw:start-glue-point="0" draw:end-shape="id85" draw:end-glue-point="2" svg:d="M16625 5750v-750h-7484v-750" svg:viewBox="0 0 7485 1501">
          <text:p/>
        </draw:connector>
        <draw:custom-shape draw:style-name="gr28" draw:text-style-name="P7" draw:layer="layout" svg:width="2cm" svg:height="0.25cm" svg:x="7.25cm" svg:y="9.25cm">
          <text:p text:style-name="P6"><text:span text:style-name="T1">Foudre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xml:id="id86" draw:id="id86" draw:layer="layout" svg:width="2.5cm" svg:height="0.75cm" svg:x="3cm" svg:y="1.25cm">
          <text:p text:style-name="P9"><text:span text:style-name="T2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86" draw:start-glue-point="3" svg:d="M3000 1625h-1140v12h-640" svg:viewBox="0 0 1781 13">
          <text:p/>
        </draw:connector>
        <draw:custom-shape draw:style-name="gr33" draw:text-style-name="P7" draw:layer="layout" svg:width="1.5cm" svg:height="0.25cm" svg:x="1.25cm" svg:y="2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25cm" svg:height="0.75cm" svg:x="3.25cm" svg:y="2.25cm">
          <text:p text:style-name="P9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Standard">
        <draw:custom-shape draw:style-name="gr63" draw:text-style-name="P13" draw:layer="layout" svg:width="18.25cm" svg:height="5.25cm" svg:x="1.5cm" svg:y="3.7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4" draw:layer="layout" svg:width="6.75cm" svg:height="1.5cm" svg:x="7.25cm" svg:y="1.75cm">
          <text:p text:style-name="P1">Interfa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5" xml:id="id87" draw:id="id87" draw:layer="layout" svg:width="1.5cm" svg:height="1cm" svg:x="2cm" svg:y="4.25cm">
          <text:p text:style-name="P1">Vol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.75cm" svg:height="1cm" svg:x="4.5cm" svg:y="4.25cm">
          <text:p text:style-name="P1">Feu</text:p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3cm" svg:height="1cm" svg:x="7.25cm" svg:y="4.25cm">
          <text:p text:style-name="P1">Animal</text:p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2.5cm" svg:height="0.75cm" svg:x="11.25cm" svg:y="4.25cm">
          <text:p text:style-name="P1">Divin</text:p>
          <draw:enhanced-geometry svg:viewBox="0 0 21600 21600" draw:type="rectangle" draw:enhanced-path="M 0 0 L 21600 0 21600 21600 0 21600 0 0 Z N"/>
        </draw:custom-shape>
        <draw:custom-shape draw:style-name="gr69" draw:text-style-name="P15" draw:layer="layout" svg:width="3cm" svg:height="0.75cm" svg:x="14.25cm" svg:y="4.25cm">
          <text:p text:style-name="P1">Enfer</text:p>
          <draw:enhanced-geometry svg:viewBox="0 0 21600 21600" draw:type="rectangle" draw:enhanced-path="M 0 0 L 21600 0 21600 21600 0 21600 0 0 Z N"/>
        </draw:custom-shape>
        <draw:custom-shape draw:style-name="gr70" draw:text-style-name="P15" xml:id="id88" draw:id="id88" draw:layer="layout" svg:width="2.25cm" svg:height="1cm" svg:x="1.75cm" svg:y="7cm">
          <text:p text:style-name="P1">Vent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2.75cm" svg:y1="5.25cm" svg:x2="2.875cm" svg:y2="7cm" draw:start-shape="id87" draw:start-glue-point="2" draw:end-shape="id88" draw:end-glue-point="0" svg:d="M2750 5250v875h125v875" svg:viewBox="0 0 126 1751">
          <text:p/>
        </draw:connector>
        <draw:custom-shape draw:style-name="gr66" draw:text-style-name="P15" draw:layer="layout" svg:width="1.75cm" svg:height="1cm" svg:x="4.5cm" svg:y="7cm">
          <text:p text:style-name="P1">Eau</text:p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3.75cm" svg:height="1cm" svg:x="7.25cm" svg:y="7cm">
          <text:p text:style-name="P1">Légendaire</text:p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3.75cm" svg:height="1cm" svg:x="1.25cm" svg:y="10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3cm" svg:height="0.75cm" svg:x="1.5cm" svg:y="3cm">
          <text:p text:style-name="P1">Univers</text:p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2.5cm" svg:height="0.75cm" svg:x="11.75cm" svg:y="7.25cm">
          <text:p text:style-name="P1">Mélée</text:p>
          <draw:enhanced-geometry svg:viewBox="0 0 21600 21600" draw:type="rectangle" draw:enhanced-path="M 0 0 L 21600 0 21600 21600 0 21600 0 0 Z N"/>
        </draw:custom-shape>
        <draw:custom-shape draw:style-name="gr69" draw:text-style-name="P15" draw:layer="layout" svg:width="3cm" svg:height="0.75cm" svg:x="15.5cm" svg:y="7.25cm">
          <text:p text:style-name="P1">Distan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4" draw:display-name="Extrémités de flèche 4" svg:viewBox="0 0 20 20" svg:d="M0 20l10-20 10 20z"/>
    <draw:stroke-dash draw:name="Dash" draw:style="rect" draw:dots1="1" draw:dots1-length="300%" draw:distance="1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3T18:06:34.448000000</meta:creation-date>
    <dc:date>2023-11-07T21:06:36.962000000</dc:date>
    <meta:editing-duration>PT4H46M18S</meta:editing-duration>
    <meta:editing-cycles>29</meta:editing-cycles>
    <meta:generator>LibreOffice/7.2.3.2$Windows_X86_64 LibreOffice_project/d166454616c1632304285822f9c83ce2e660fd92</meta:generator>
    <meta:document-statistic meta:object-count="220"/>
  </office:meta>
</office:document-meta>
</file>